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  <style:style style:name="ce19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19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table:style-name="Default" office:value-type="float" office:value="59" calcext:value-type="float">
            <text:p>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/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2:21:07.162911636</dc:date>
    <meta:editing-duration>P9DT5H39M20S</meta:editing-duration>
    <meta:editing-cycles>76</meta:editing-cycles>
    <meta:generator>LibreOffice/5.1.6.2$Linux_X86_64 LibreOffice_project/10m0$Build-2</meta:generator>
    <meta:document-statistic meta:table-count="3" meta:cell-count="3048" meta:object-count="0"/>
  </office:meta>
</office:document-meta>
</file>